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4" style:parent-style-name="Normal" style:family="paragraph">
      <style:paragraph-properties fo:text-align="center"/>
    </style:style>
    <style:style style:name="T5" style:parent-style-name="Hyperlink" style:family="text">
      <style:text-properties fo:font-size="26pt" style:font-size-asian="26pt" style:font-size-complex="26pt"/>
    </style:style>
    <style:style style:name="P6" style:parent-style-name="Normal" style:family="paragraph">
      <style:paragraph-properties fo:text-align="center"/>
    </style:style>
    <style:style style:name="T7" style:parent-style-name="Hyperlink" style:family="text">
      <style:text-properties fo:font-size="26pt" style:font-size-asian="26pt" style:font-size-complex="26pt"/>
    </style:style>
    <style:style style:name="P8" style:parent-style-name="Normal" style:family="paragraph">
      <style:paragraph-properties fo:text-align="center"/>
    </style:style>
    <style:style style:name="T9" style:parent-style-name="Hyperlink" style:family="text">
      <style:text-properties fo:font-size="26pt" style:font-size-asian="26pt" style:font-size-complex="26pt"/>
    </style:style>
    <style:style style:name="P10" style:parent-style-name="Normal" style:family="paragraph">
      <style:paragraph-properties fo:text-align="center"/>
    </style:style>
    <style:style style:name="T11" style:parent-style-name="Hyperlink" style:family="text">
      <style:text-properties fo:font-size="26pt" style:font-size-asian="26pt" style:font-size-complex="26pt"/>
    </style:style>
    <style:style style:name="P12" style:parent-style-name="Normal" style:family="paragraph">
      <style:paragraph-properties fo:text-align="center"/>
      <style:text-properties fo:font-size="26pt" style:font-size-asian="26pt" style:font-size-complex="26pt"/>
    </style:style>
  </office:automatic-styles>
  <office:body>
    <office:text text:use-soft-page-breaks="true">
      <text:p text:style-name="P1">Unity parallax reference for the rest of the team</text:p>
      <text:p text:style-name="P2"/>
      <text:p text:style-name="P3"/>
      <text:p text:style-name="P4"><text:a xlink:href="https://www.youtube.com/watch?v=IEe-vVxmVBk" office:target-frame-name="_top" xlink:show="replace"><text:span text:style-name="T5">https://www.youtube.com/watch?v=IEe-vVxmVBk</text:span></text:a></text:p>
      <text:p text:style-name="P6"><text:a xlink:href="https://www.youtube.com/watch?v=UZvATWqmtBo" office:target-frame-name="_top" xlink:show="replace"><text:span text:style-name="T7">https://www.youtube.com/watch?v=UZvATWqmtBo</text:span></text:a></text:p>
      <text:p text:style-name="P8"><text:a xlink:href="https://youtu.be/miYHvujaHPE?t=378" office:target-frame-name="_top" xlink:show="replace"><text:span text:style-name="T9">https://youtu.be/miYHvujaHPE?t=378</text:span></text:a></text:p>
      <text:p text:style-name="P10"><text:a xlink:href="https://edermunizz.itch.io/free-pixel-art-forest" office:target-frame-name="_top" xlink:show="replace"><text:span text:style-name="T11">https://edermunizz.itch.io/free-pixel-art-forest</text:span></text:a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mes</meta:initial-creator>
    <dc:creator>Games</dc:creator>
    <meta:creation-date>2018-03-09T17:36:00Z</meta:creation-date>
    <dc:date>2018-03-09T17:40:00Z</dc:date>
    <meta:template xlink:href="Normal.dotm" xlink:type="simple"/>
    <meta:editing-cycles>1</meta:editing-cycles>
    <meta:editing-duration>PT240S</meta:editing-duration>
    <meta:document-statistic meta:page-count="1" meta:paragraph-count="1" meta:word-count="68" meta:character-count="460" meta:row-count="3" meta:non-whitespace-character-count="393"/>
  </office:meta>
</office:document-meta>
</file>